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d2b30"/>
    </style:style>
    <style:style style:name="P8" style:family="paragraph" style:parent-style-name="Text_20_body" style:list-style-name="L1">
      <style:text-properties officeooo:paragraph-rsid="000e74c3"/>
    </style:style>
    <style:style style:name="P9" style:family="paragraph" style:parent-style-name="Text_20_body" style:list-style-name="L1">
      <style:text-properties officeooo:rsid="0007814d" officeooo:paragraph-rsid="000e74c3"/>
    </style:style>
    <style:style style:name="P10" style:family="paragraph" style:parent-style-name="Text_20_body" style:list-style-name="L1">
      <style:text-properties officeooo:rsid="00168f16" officeooo:paragraph-rsid="0019b21d"/>
    </style:style>
    <style:style style:name="P11" style:family="paragraph" style:parent-style-name="Text_20_body" style:list-style-name="L1">
      <style:text-properties officeooo:rsid="0014c06d" officeooo:paragraph-rsid="0019b21d"/>
    </style:style>
    <style:style style:name="P12" style:family="paragraph" style:parent-style-name="Table_20_Contents">
      <style:text-properties style:font-name="Times New Roman Special G1" fo:font-size="12pt" fo:font-weight="bold" officeooo:rsid="00168f16" officeooo:paragraph-rsid="0019b21d" style:font-size-asian="12pt" style:font-weight-asian="bold" style:font-size-complex="12pt" style:font-weight-complex="bold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9b21d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56b67"/>
    </style:style>
    <style:style style:name="T9" style:family="text">
      <style:text-properties officeooo:rsid="00168f16"/>
    </style:style>
    <style:style style:name="T10" style:family="text">
      <style:text-properties officeooo:rsid="001842c3"/>
    </style:style>
    <style:style style:name="T11" style:family="text">
      <style:text-properties officeooo:rsid="0019b21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12"><text:span text:style-name="T11">Visualizza menù bambin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11">Giovanna</text:span><text:span text:style-name="T4"> - </text:span><text:span text:style-name="T2">genitore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8322553" text:style-name="L1">
              <text:list-item>
                <text:p text:style-name="P6"><text:span text:style-name="T11">Giovanna</text:span><text:span text:style-name="T6"> s</text:span>i connette alla rete.</text:p>
              </text:list-item>
              <text:list-item>
                <text:p text:style-name="P6"><text:span text:style-name="T3">Accede al sito </text:span><text:span text:style-name="T5">dell'asilo Mazzetti.</text:span></text:p>
              </text:list-item>
              <text:list-item>
                <text:p text:style-name="P7"><text:span text:style-name="T11">Giovanna</text:span><text:span text:style-name="T3"> inserisce </text:span><text:span text:style-name="T6">username e password per la sua autenticazione</text:span></text:p>
              </text:list-item>
              <text:list-item>
                <text:p text:style-name="P11">Il sistema la riconosce come genitore dell'alunno “Antonio Sanza”</text:p>
              </text:list-item>
              <text:list-item>
                <text:p text:style-name="P9">Il sistema mostra una schermata con tutte le possibili operazioni</text:p>
              </text:list-item>
              <text:list-item>
                <text:p text:style-name="P8"><text:span text:style-name="T11">Giovanna</text:span><text:span text:style-name="T3"> </text:span><text:span text:style-name="T7">sceglie l'area del sito riguardante </text:span><text:span text:style-name="T11">il servizio Mensa </text:span><text:span text:style-name="T7">e </text:span><text:span text:style-name="T3">clicca su “</text:span><text:span text:style-name="T11">Visualizza menù del giorno</text:span><text:span text:style-name="T3">”</text:span></text:p>
              </text:list-item>
              <text:list-item>
                <text:p text:style-name="P10"><text:span text:style-name="T11">Il sistema mostra il menù quotidiano associato al bambino</text:span></text:p>
              </text:list-item>
              <text:list-item>
                <text:p text:style-name="P6"><text:span text:style-name="T11">Giovanna </text:span>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6T18:20:10.70</dc:date>
    <meta:editing-duration>PT4H32M56S</meta:editing-duration>
    <meta:editing-cycles>1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3" meta:word-count="91" meta:character-count="580" meta:non-whitespace-character-count="509"/>
  </office:meta>
</office:document-meta>
</file>